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List_20_Paragraph">
      <style:text-properties fo:language="en" fo:country="US" officeooo:paragraph-rsid="001fec07"/>
    </style:style>
    <style:style style:name="P18" style:family="paragraph" style:parent-style-name="List_20_Paragraph">
      <style:text-properties fo:language="en" fo:country="US" officeooo:paragraph-rsid="001c0acb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Nicole Bertherin</text:span></text:p>
      <text:p text:style-name="P3"><text:tab/><text:tab/></text:p>
      <text:p text:style-name="P2"><text:span text:style-name="Highlighted_20_with_20_gray_20_Char"><text:span text:style-name="T4">Ich bin Gründerin und Co-Leiterin von Impulse. Dank viel Betreuungspraxis konnte ich meine Ausbildung zur Kleinkinderzieherin sur Dossier erzielen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a458818b-6984-4286-8075-a50122fb507e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Zentrum für Bildung</text:span>
    </text:span>
  </text:p>
        <text:list xml:id="list3326930989" text:style-name="LS4">
          <text:list-header>
            <text:p text:style-name="P15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18"/>
      </text:section>
      <text:section text:style-name="Sect1" text:name="8165c16a-e747-4c94-a288-ce0aa76e4334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Forschungszentrum Biel</text:span>
    </text:span>
  </text:p>
        <text:list xml:id="list3326930989" text:style-name="LS4">
          <text:list-header>
            <text:p text:style-name="P15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18"/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295bee72-8df6-4f38-8263-3a94566c36b9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Universität Frankfurt</text:span>
    </text:span>
  </text:p>
        <text:list xml:id="list152939469241169" text:continue-numbering="true" text:style-name="LS4">
          <text:list-header>
            <text:p text:style-name="P16">Thema der Masterarbeit: Neue Ansätze für spezialisierte Erwachsenenbildung und -training<text:line-break/>Vorstand im Debattierclub</text:p>
          </text:list-header>
        </text:list>
        <text:p text:style-name="P17"/>
      </text:section>
      <text:section text:style-name="Sect1" text:name="e5c2c727-149a-4a25-bae9-dfa176cfba64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Universität Groningen</text:span>
    </text:span>
  </text:p>
        <text:list xml:id="list152939469241169" text:continue-numbering="true" text:style-name="LS4">
          <text:list-header>
            <text:p text:style-name="P16">Thema der Bachelorarbeit: Können Kinder besser lernen als Erwachsene?</text:p>
          </text:list-header>
        </text:list>
        <text:p text:style-name="P17"/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af1cc865-48af-4856-9728-4f24e6a23ad4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52939237909109" text:continue-numbering="true" text:style-name="LS4">
          <text:list-header>
            <text:p text:style-name="P16">Deutsch, Französisch, Englisch, Russisch</text:p>
          </text:list-header>
        </text:list>
        <text:p text:style-name="P17"/>
      </text:section>
      <text:section text:style-name="Sect1" text:name="06e44475-d3de-4ba2-9c11-29a7f77d8f49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52939237909109" text:continue-numbering="true" text:style-name="LS4">
          <text:list-header>
            <text:p text:style-name="P16">Word, Excel, Photoshop, Linux, Outlook</text:p>
          </text:list-header>
        </text:list>
        <text:p text:style-name="P17"/>
      </text:section>
      <text:section text:style-name="Sect1" text:name="9cd29776-9f17-4a5a-bb9d-2f07edae7d5c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52939237909109" text:continue-numbering="true" text:style-name="LS4">
          <text:list-header>
            <text:p text:style-name="P16">Analysen erstellen von Sozialisation, Erziehung und Bildung, Erstellen von Lernstrategien, Erkennen von Lernschwächen</text:p>
          </text:list-header>
        </text:list>
        <text:p text:style-name="P17"/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76 340 24 41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4</meta:editing-cycles>
    <meta:editing-duration>PT1H6M41S</meta:editing-duration>
    <dc:subject>hloom.com</dc:subject>
    <meta:initial-creator>hloom.com </meta:initial-creator>
    <dc:date>2021-07-01T15:29:37.873831457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